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4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83.96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102.06mm"/>
    </style:style>
    <style:style style:name="ro1" style:family="table-row">
      <style:table-row-properties style:row-height="7.8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dd080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dd0806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dd080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1" office:value-type="string" calcext:value-type="string">
            <text:p>Suussusa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 table:style-name="ce12" table:number-columns-repeated="1018"/>
        </table:table-row>
        <table:table-row table:style-name="ro1">
          <table:table-cell table:style-name="ce2" office:value-type="string" calcext:value-type="string">
            <text:p>eert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ea, bea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ertat-qaqort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yellow beans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ertat-qernert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brown beans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fterskol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sidential school</text:p>
          </table:table-cell>
          <table:table-cell table:style-name="ce8" table:number-columns-repeated="2"/>
          <table:table-cell table:style-name="ce7" office:value-type="string" calcext:value-type="string">
            <text:p>Danish residential school for students 14-18 years old</text:p>
          </table:table-cell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lektricite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lectricit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lektricitetilio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ower plant, electrical generating st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levator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levato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lværk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ower plant, electrical generating st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malj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namelware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mblem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mblem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ll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become soft and supple, has ceased being stiff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oft and supple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rsa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ymnasium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rsaa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ymnastics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r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doing gymnastics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arsaart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ymnastics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li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out trout fishing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l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preserves trout on the spot by drying, salting, or smoking;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or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rctic cod</text:p>
          </table:table-cell>
          <table:table-cell table:style-name="ce8" table:number-columns-repeated="2"/>
          <table:table-cell table:style-name="ce8" office:value-type="string" calcext:value-type="string">
            <text:p>Arctogadus glacialis</text:p>
          </table:table-cell>
          <table:table-cell table:style-name="ce17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mmature trout</text:p>
          </table:table-cell>
          <table:table-cell table:style-name="ce8" table:number-columns-repeated="3"/>
          <table:table-cell table:style-name="ce12"/>
          <table:table-cell table:style-name="ce8" table:number-columns-repeated="4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it-suaasa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sago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rctic char, trout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nni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fishing for trout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nngu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"sharkdrunk" (of a dog that has eaten fermented shark meat)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 bluish cotton cloth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q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hark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q kukil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eenland shark</text:p>
          </table:table-cell>
          <table:table-cell table:style-name="ce8" table:number-columns-repeated="2"/>
          <table:table-cell table:style-name="ce8" office:value-type="string" calcext:value-type="string">
            <text:p>Somniosus microcephalus; Spiny dogfish shark, Arctogadus glacialis</text:p>
          </table:table-cell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q pilattuutital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awfish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q qernerto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velvet belly lanternshark</text:p>
          </table:table-cell>
          <table:table-cell table:style-name="ce8" table:number-columns-repeated="2"/>
          <table:table-cell table:style-name="ce8" office:value-type="string" calcext:value-type="string">
            <text:p>Etmopterus spinax</text:p>
          </table:table-cell>
          <table:table-cell table:style-name="ce8" table:number-columns-repeated="4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arn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asking shark</text:p>
          </table:table-cell>
          <table:table-cell table:style-name="ce8" table:number-columns-repeated="2"/>
          <table:table-cell table:style-name="ce8" office:value-type="string" calcext:value-type="string">
            <text:p>Cetorhinus maximus</text:p>
          </table:table-cell>
          <table:table-cell table:style-name="ce17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lussuup nuli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ay</text:p>
          </table:table-cell>
          <table:table-cell table:style-name="ce8" table:number-columns-repeated="2"/>
          <table:table-cell table:style-name="ce8" office:value-type="string" calcext:value-type="string">
            <text:p>member of the order Batoidea</text:p>
          </table:table-cell>
          <table:table-cell table:style-name="ce8" table:number-columns-repeated="4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tiff, is rigid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9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rtaar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worn thin, is worn smooth (said of a skin)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r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uter layer of a skin, grain of leat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at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lks stifly, behaves rigidly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e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kes up ful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ersaasartoq</text:p>
          </table:table-cell>
          <table:table-cell table:style-name="ce4" office:value-type="string" calcext:value-type="string">
            <text:p>taggit</text:p>
          </table:table-cell>
          <table:table-cell table:style-name="ce9" office:value-type="string" calcext:value-type="string">
            <text:p>alarm clock</text:p>
          </table:table-cell>
          <table:table-cell table:style-name="ce8"/>
          <table:table-cell table:style-name="ce7" office:value-type="string" calcext:value-type="string">
            <text:p>alarm clock </text:p>
          </table:table-cell>
          <table:table-cell table:style-name="ce8" office:value-type="string" calcext:value-type="string">
            <text:p>nalunaaqutaq eqeersaasartoq </text:p>
          </table:table-cell>
          <table:table-cell table:style-name="ce8" table:number-columns-repeated="4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ersag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ligious awakening, revival, is being wake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ersima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one who is enterprising, active, alert, alive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erso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lies awake, can not fall asleep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rner of the mouth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eqq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ittle finger, pinki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ve, small bay in a fjor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does not care to do it, is too lazy to do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su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dilig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suppaalu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lot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suppaluk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unds lazy, looks laz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oes not want to do things, is too lazy to do thing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tit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oes not care to do any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att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uninterested in doing anything, is a slacker, is a lazybon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i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feels exhilarated, feels re-enliven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ing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attentive, is bright, is clev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rner of the mouth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kk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ummary, preci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kkakk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ummarized materi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kk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ummarizes it, gives a summary of it, gives a precis of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ma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pushed close together, are tighly pack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mattakkuutaat</text:p>
          </table:table-cell>
          <table:table-cell table:style-name="ce4" office:value-type="string" calcext:value-type="string">
            <text:p>taggit qasseersiut</text:p>
          </table:table-cell>
          <table:table-cell table:style-name="ce8" office:value-type="string" calcext:value-type="string">
            <text:p>it is put in piles/heaps, groups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matt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heap, pile, group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ngasulit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s wrinkled up</text:p>
          </table:table-cell>
          <table:table-cell table:style-name="ce8" table:number-columns-repeated="3"/>
          <table:table-cell table:style-name="ce13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ng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hrunken, is drawn toget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nna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helpful, likes to work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greets him/her, shakes hands with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hrinks</text:p>
          </table:table-cell>
          <table:table-cell table:style-name="ce8" table:number-columns-repeated="2"/>
          <table:table-cell table:style-name="ce13"/>
          <table:table-cell table:style-name="ce8" table:number-columns-repeated="4"/>
          <table:table-cell table:style-name="ce7"/>
          <table:table-cell table:style-name="ce21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greet each other, shake hands with each other, give each other a hug, hug each ot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aav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osquito larva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21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alut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wrinkled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muscle spasms, has a cramp</text:p>
          </table:table-cell>
          <table:table-cell table:style-name="ce8" table:number-columns-repeated="8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ar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inks as an indication that someone is coming or that something is about to happen</text:p>
          </table:table-cell>
          <table:table-cell table:style-name="ce8" table:number-columns-repeated="7"/>
          <table:table-cell table:style-name="ce9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imaar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lk along arm in arm</text:p>
          </table:table-cell>
          <table:table-cell table:style-name="ce8" table:number-columns-repeated="7"/>
          <table:table-cell table:style-name="ce9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imiss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handful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suppaa</text:p>
          </table:table-cell>
          <table:table-cell table:style-name="ce4" office:value-type="string" calcext:value-type="string">
            <text:p>oqaluut susalik</text:p>
          </table:table-cell>
          <table:table-cell table:style-name="ce8" office:value-type="string" calcext:value-type="string">
            <text:p>is disgusted with another's unwillingness to do anything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ssuppoq</text:p>
          </table:table-cell>
          <table:table-cell table:style-name="ce4" office:value-type="string" calcext:value-type="string">
            <text:p>oqaluut susaatsoq</text:p>
          </table:table-cell>
          <table:table-cell table:style-name="ce8" office:value-type="string" calcext:value-type="string">
            <text:p>apologizes for his/her own passivity/inactivity</text:p>
          </table:table-cell>
          <table:table-cell table:style-name="ce8" office:value-type="string" calcext:value-type="string">
            <text:p>imminut eqissuppoq </text:p>
          </table:table-cell>
          <table:table-cell table:style-name="ce8" office:value-type="string" calcext:value-type="string">
            <text:p>apologizes for his/her own passivity/inactivity</text:p>
          </table:table-cell>
          <table:table-cell table:style-name="ce8" table:number-columns-repeated="5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aar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hey hug</text:p>
          </table:table-cell>
          <table:table-cell table:style-name="ce8" office:value-type="string" calcext:value-type="string">
            <text:p>imminnut eqitaarput </text:p>
          </table:table-cell>
          <table:table-cell table:style-name="ce8" office:value-type="string" calcext:value-type="string">
            <text:p>they hug each other</text:p>
          </table:table-cell>
          <table:table-cell table:style-name="ce8" table:number-columns-repeated="5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 rounded stick that is held by two contestants in a test of strength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crumples it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pai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piles them up, puts them in a heap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ssemble, come together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sim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crumpled, something rumpled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u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gather together, flock together</text:p>
          </table:table-cell>
          <table:table-cell table:style-name="ce8" table:number-columns-repeated="7"/>
          <table:table-cell table:style-name="ce7"/>
          <table:table-cell table:style-name="ce22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er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tear, rip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itta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hakes hands with people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ipes his/her bottom, wipes himself/herself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is/her anus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kulupput</text:p>
          </table:table-cell>
          <table:table-cell table:style-name="ce4" office:value-type="string" calcext:value-type="string">
            <text:p>oqaluut susaatsoq</text:p>
          </table:table-cell>
          <table:table-cell table:style-name="ce8" office:value-type="string" calcext:value-type="string">
            <text:p>remembering old days (used about old relationships) </text:p>
          </table:table-cell>
          <table:table-cell table:style-name="ce8" table:number-columns-repeated="3"/>
          <table:table-cell table:style-name="ce18"/>
          <table:table-cell table:style-name="ce8" table:number-columns-repeated="3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juminars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emory aid, mnemonic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juminarsa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made easier to remember </text:p>
          </table:table-cell>
          <table:table-cell table:style-name="ce8" table:number-columns-repeated="3"/>
          <table:table-cell table:style-name="ce18"/>
          <table:table-cell table:style-name="ce8" table:number-columns-repeated="3"/>
          <table:table-cell table:style-name="ce7"/>
          <table:table-cell table:style-name="ce21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aaru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emory loss, amnesia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9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alersaar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memories, memoir, memoirs</text:p>
          </table:table-cell>
          <table:table-cell table:style-name="ce8" table:number-columns-repeated="2"/>
          <table:table-cell table:style-name="ce18" table:number-columns-repeated="2"/>
          <table:table-cell table:style-name="ce8" table:number-columns-repeated="3"/>
          <table:table-cell table:style-name="ce7"/>
          <table:table-cell table:style-name="ce21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assanut allattuif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o do list, shopping list</text:p>
          </table:table-cell>
          <table:table-cell table:style-name="ce8" table:number-columns-repeated="7"/>
          <table:table-cell table:style-name="ce7"/>
          <table:table-cell table:style-name="ce21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memories, recollections</text:p>
          </table:table-cell>
          <table:table-cell table:style-name="ce8" table:number-columns-repeated="2"/>
          <table:table-cell table:style-name="ce18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at</text:p>
          </table:table-cell>
          <table:table-cell table:style-name="ce4" office:value-type="string" calcext:value-type="string">
            <text:p>taggit qasseersiut</text:p>
          </table:table-cell>
          <table:table-cell table:style-name="ce8" office:value-type="string" calcext:value-type="string">
            <text:p>folklore, traditional stories</text:p>
          </table:table-cell>
          <table:table-cell table:style-name="ce8" office:value-type="string" calcext:value-type="string">
            <text:p>siulinit eqqaamasat </text:p>
          </table:table-cell>
          <table:table-cell table:style-name="ce16" office:value-type="string" calcext:value-type="string">
            <text:p>stories from ancestors</text:p>
          </table:table-cell>
          <table:table-cell table:style-name="ce8"/>
          <table:table-cell table:style-name="ce17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sutiss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note-taking techniques</text:p>
          </table:table-cell>
          <table:table-cell table:style-name="ce8" table:number-columns-repeated="2"/>
          <table:table-cell table:style-name="ce18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ssutissi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akes not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av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remembers it, has it among his/her memori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mi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those who live in its vicinity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reminiscent of something, reminds one of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nov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i</text:p>
          </table:table-cell>
          <table:table-cell table:style-name="ce4"/>
          <table:table-cell table:style-name="ce7" office:value-type="string" calcext:value-type="string">
            <text:p>in his/her/its vicinity, near him/her/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i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mmemorative celebration, commemoration</text:p>
          </table:table-cell>
          <table:table-cell table:style-name="ce8" table:number-columns-repeated="7"/>
          <table:table-cell table:style-name="ce9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iarlugu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in memory of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i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ing him/her/it to mind, thinks of him/her/it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iu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ommemorating</text:p>
          </table:table-cell>
          <table:table-cell table:style-name="ce8" office:value-type="string" calcext:value-type="string">
            <text:p>eqqaaniaalluni oqaatsit</text:p>
          </table:table-cell>
          <table:table-cell table:style-name="ce8" office:value-type="string" calcext:value-type="string">
            <text:p>commemoration speech-words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nni</text:p>
          </table:table-cell>
          <table:table-cell table:style-name="ce4" office:value-type="string" calcext:value-type="string">
            <text:p>taggit</text:p>
          </table:table-cell>
          <table:table-cell table:style-name="ce10" office:value-type="string" calcext:value-type="string">
            <text:p>in the vicinity of</text:p>
          </table:table-cell>
          <table:table-cell table:style-name="ce8" office:value-type="string" calcext:value-type="string">
            <text:p><text:s/>pingasut eqqaanni </text:p>
          </table:table-cell>
          <table:table-cell table:style-name="ce7" office:value-type="string" calcext:value-type="string">
            <text:p>at about three o'clock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ppai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hoots at them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si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moves right up to it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s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reminds him/her of something, gives him/her a reminder about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sitsissut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reminds someone of it, gives someone a reminder about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ssut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emorial, tombstone, historical mark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ssutiss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ombstone, historical mark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v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ings it to mind, comes to think of it, recalls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av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arbage can, waste baske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2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is worried about him/her/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gassanik eqq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nov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gassanik immikkoortiterine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rting garbag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kkat aqqut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w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kkat immikkoortitikk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rted garbag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kkat pinarnersiorlugit immikkoortiterneri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rted garbage according to importan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kkat suussuseqatigiikkuutaat immikkoortu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rted garbage accorting to materi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kk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garbage, tras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n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provided for himself in advance, has hoarded things for the futur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naars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provides for himself in advance, hoards things for the future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naart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moans about things, is fearful of the future, predicts doom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naq!</text:p>
          </table:table-cell>
          <table:table-cell table:style-name="ce4"/>
          <table:table-cell table:style-name="ce7" office:value-type="string" calcext:value-type="string">
            <text:p>Oh no! That's awful!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naraluttuaq!</text:p>
          </table:table-cell>
          <table:table-cell table:style-name="ce4"/>
          <table:table-cell table:style-name="ce7" office:value-type="string" calcext:value-type="string">
            <text:p>How will this end! The outcome looks bleak!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gion, vicinity, neighborhood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l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lative, someone who is relat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lerii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related to each ot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leri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group of relatives, family, extended fami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lima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how him/her special kindness because he/she is related to him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pai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hrows them away, throws them ou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hoot at will, fire awa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ought</text:p>
          </table:table-cell>
          <table:table-cell table:style-name="ce8" table:number-columns-repeated="7"/>
          <table:table-cell table:style-name="ce9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ers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inking, thought proces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ers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hinks about things, uses his/her hea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ers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ought-provoking statement, profound observation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igaa</text:p>
          </table:table-cell>
          <table:table-cell table:style-name="ce4" office:value-type="string" calcext:value-type="string">
            <text:p>oqaluut susalik</text:p>
          </table:table-cell>
          <table:table-cell table:style-name="ce9" office:value-type="string" calcext:value-type="string">
            <text:p>thinks about it, considers it</text:p>
          </table:table-cell>
          <table:table-cell table:style-name="ce8" office:value-type="string" calcext:value-type="string">
            <text:p>aqagussamut eqqarsaatigaa </text:p>
          </table:table-cell>
          <table:table-cell table:style-name="ce8" office:value-type="string" calcext:value-type="string">
            <text:p>sleeps on it, leaves the decision till tomorrow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igiunna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tops thinking about it, puts it out of his/her hea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atissiissu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something to think abou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qqissaa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flection, careful thinking</text:p>
          </table:table-cell>
          <table:table-cell table:style-name="ce8" table:number-columns-repeated="2"/>
          <table:table-cell table:style-name="ce13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hinks about something, considers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sartaa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y of thinking, thought process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alks about it, describes it, refers to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necdote, witty account, amusing story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le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ings it up (for ex., a topic)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judges him/her, pronounces judgment on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ndividual judged guilty, person convicted by a cou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eqataasart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jury, group of jurors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eqata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juro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judge, district court judge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oq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jurisdic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oqa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judiciary, judicial branc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suseri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awy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the court, law court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utigoort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prosecutes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utigoortit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rosecution of someon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utigoo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judicial, something having to do with the law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suu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igh court in Greenlan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v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urthouse, courtroom, court build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vikkut aalajangiine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ourt decis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vimmi pisorta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ourt lead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olds court, conducts a tri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erdict, sentence, judgm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utigineqaree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 verdict has been reached, the court has made a judgment in the cas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ssutip inerner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ecision by a court concerning a question in a tri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tiff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Judgment Da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titinnia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efenda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titinni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ues him/her, takes him/her to cou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rtuutititsini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laintiff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worried, is concern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s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orry, concern, something that causes concer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ts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becomes concern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tt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hrows a harpoon at the target (from a kayak)</text:p>
          </table:table-cell>
          <table:table-cell table:style-name="ce8" table:number-columns-repeated="3"/>
          <table:table-cell table:style-name="ce12"/>
          <table:table-cell table:style-name="ce8" table:number-columns-repeated="3"/>
          <table:table-cell table:style-name="ce9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ouse egg, nit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/>
          <table:table-cell table:style-name="ce23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aassuti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leaning produc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shes himself/herself thorough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l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ndian</text:p>
          </table:table-cell>
          <table:table-cell table:style-name="ce8" table:number-columns-repeated="2"/>
          <table:table-cell table:style-name="ce8" office:value-type="string" calcext:value-type="string">
            <text:p>a character from the greenlandic folklores</text:p>
          </table:table-cell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ll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people from Greenlandic folklore with supernatural powers</text:p>
          </table:table-cell>
          <table:table-cell table:style-name="ce8" table:number-columns-repeated="2"/>
          <table:table-cell table:style-name="ce17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lu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clean, is hygienic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its in peace and quie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lluni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calmly, peaceful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eace, calm, quietud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sim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feels comfortable in the setting, is among friend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simatita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et aside as a preserve for animals, is a conservation area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simatit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nservation of nature, or the act of making someone comfortable/relaxed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simatitsiv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ldlife area, conservation area, nature preserv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viit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utlaw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vissioqatigii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eace treaty, armisti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vissioqatigii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mutually agree to peace terms, sign a peace treat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iss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finds peace, grows calm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uttocks, rump, rea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qqortooq</text:p>
          </table:table-cell>
          <table:table-cell table:style-name="ce4" office:value-type="string" calcext:value-type="string">
            <text:p>taggit</text:p>
          </table:table-cell>
          <table:table-cell table:style-name="ce11" office:value-type="string" calcext:value-type="string">
            <text:p>white wagtail</text:p>
          </table:table-cell>
          <table:table-cell table:style-name="ce8" table:number-columns-repeated="2"/>
          <table:table-cell table:style-name="ce8" office:value-type="string" calcext:value-type="string">
            <text:p>Motacilla alba</text:p>
          </table:table-cell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i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makes a guess at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lu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is precisely right about it</text:p>
          </table:table-cell>
          <table:table-cell table:style-name="ce8" office:value-type="string" calcext:value-type="string">
            <text:p>sila eqqorluarpaa </text:p>
          </table:table-cell>
          <table:table-cell table:style-name="ce8" office:value-type="string" calcext:value-type="string">
            <text:p>is lucky with the weather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lugu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precisely, exactly, absolutely correct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naveeqq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hiel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nia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makes a bet, bets on sports, plays the lotte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niu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ottery, the lotte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hits it, guesses it correctly, hits it the first tim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correct, is true, is righ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good at shoot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tinngil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eaks his/her promise, does not keep his/her wor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t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keeps his/her word, keeps his/her promis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tumik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orrect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or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a fishing lure with four hook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ga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ictim</text:p>
          </table:table-cell>
          <table:table-cell table:style-name="ce8" office:value-type="string" calcext:value-type="string">
            <text:p>pinerluttuliornermi eqqugaasoq </text:p>
          </table:table-cell>
          <table:table-cell table:style-name="ce8" office:value-type="string" calcext:value-type="string">
            <text:p>a victim of a crime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ga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nnings in a game of chance such as a lotte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gassat anners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irst prize in a lottery or other game of chan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iniaasit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holding of a lotte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inia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ambling game, sports poo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ini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gambles, bets on spor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iniu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otte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awak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lli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o something remarkable, do something unusu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ppoq 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remarkable, is extraordinary, is unusu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ork of a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atut allagartarsuali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work poster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atut assiliali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work pictur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rt, fine arts, visual ar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nermik ilinni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chool of a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nermik qaammarsaane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enlightening about a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nerup oqaluttuarisaanera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 history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rtis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tunngorniartut Ilinniarfiat</text:p>
          </table:table-cell>
          <table:table-cell table:style-name="ce4"/>
          <table:table-cell table:style-name="ce7" office:value-type="string" calcext:value-type="string">
            <text:p>The Royal Danish Academy of Fine Ar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tut pinngorartitsisuusut ingerlatsisuusullu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work artists and promotor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tut suleqatigiiffii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ists union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m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its down, sits down on the edge of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nngitsuliorfigi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one who has been offended, someone who has been treated bad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nngiv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there is nothing to it (a rumor), is completely untru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akes it in, brings it i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a urchi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ssorpai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ings them in in stag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3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omes true, is fulfill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utit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fulfills it, keeps a promise, makes it so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ngaalu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rossbill, bird of the genus <text:span text:style-name="T1">Loxia;</text:span>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ng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bent, is crooked, is out of lin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riggles, squirm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umm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soiled his/her pants, has had a little accident in his/her pan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ut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uses it for toilet paper, wipes himself/herself with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ut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oilet pap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bladder wrack (a seaweed), <text:span text:style-name="T1">Fucus vesiculosus;</text:span>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u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omes out of alignment, gets crooked, gets b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gi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flings it awa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l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lag, bann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lasule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lagpo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lasulis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lag bearer, standard bear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l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ves, flutter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f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utermost garment of de-haired sealskin worn by a kayak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a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akes good care of it, does not want to lose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agin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orth keeping, worth taking care of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agi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one would not like to lose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agisatut naling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ts sentimental valu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ter bucket make of skin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g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a beautiful voice, sings beautifully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une, melod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q juullis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ristmas song, Christmas carol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oqatigi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choir, choru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orf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ings to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ornermi uteqattaarta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frain, choru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ing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ort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ing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rsu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songbook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eer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oes something to kill time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longs for it, looks forwrd to it, cannot wait for it to happe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naq!</text:p>
          </table:table-cell>
          <table:table-cell table:style-name="ce4"/>
          <table:table-cell table:style-name="ce7" office:value-type="string" calcext:value-type="string">
            <text:p>It's taking so long! When is it ever going to happen?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narsinngitsoq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before long, not long after</text:p>
          </table:table-cell>
          <table:table-cell table:style-name="ce8" office:value-type="string" calcext:value-type="string">
            <text:p><text:s/>erininarsinani isertaraaq </text:p>
          </table:table-cell>
          <table:table-cell table:style-name="ce8" office:value-type="string" calcext:value-type="string">
            <text:p>often comes to visit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longs for something, is anxious for something to happen, is tired of wait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ts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runs out of patience, becomes impati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anxiously waiting, is impati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er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hants a prayer or Bible vers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elody, tune, smaller musical composi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iarsu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ajor work of music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io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mposer, composed by…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9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iu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elody, tune, smaller musical composi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niugassiat Pingaarnersaat</text:p>
          </table:table-cell>
          <table:table-cell table:style-name="ce4" office:value-type="string" calcext:value-type="string">
            <text:p>taggit</text:p>
          </table:table-cell>
          <table:table-cell table:style-name="ce9" office:value-type="string" calcext:value-type="string">
            <text:p>Song of Songs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pluck its feathers, removes the hair from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sa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utermost garment of de-haired sealskin worn by a kayak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s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pluck its feathers, removes the hair from i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tsar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good at plucking fowl, is good at removing hair from sealskin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v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been softened by soaking in water (of a skin)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aveersini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Gutstealer, a being from Greenlandic myth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avi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intestines, gut, gut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values it, does not want to be rid of it, wants to keep it saf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gu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doesn't want to give him/her anything, won't let him/her have anything</text:p>
          </table:table-cell>
          <table:table-cell table:style-name="ce8" table:number-columns-repeated="8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valuable, is expensive, is preciou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nnartut</text:p>
          </table:table-cell>
          <table:table-cell table:style-name="ce4" office:value-type="string" calcext:value-type="string">
            <text:p>taggit qasseersiut</text:p>
          </table:table-cell>
          <table:table-cell table:style-name="ce8" office:value-type="string" calcext:value-type="string">
            <text:p>precious</text:p>
          </table:table-cell>
          <table:table-cell table:style-name="ce8" office:value-type="string" calcext:value-type="string">
            <text:p>ujaqqat erlinnartut </text:p>
          </table:table-cell>
          <table:table-cell table:style-name="ce8"/>
          <table:table-cell table:style-name="ce12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nnart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recious object (said mostly of antiques)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ppa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ola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itt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iserly person, someone who is stingy, cheapskat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ctum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oqin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rritation, vex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oq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in pain, suffer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oqq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forces him/her to do something, makes him/her do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u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ctum</text:p>
          </table:table-cell>
          <table:table-cell table:style-name="ce8" table:number-columns-repeated="2"/>
          <table:table-cell table:style-name="ce8" office:value-type="string" calcext:value-type="string">
            <text:p>gut</text:p>
          </table:table-cell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unnguummin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omething that makes one's stomach tick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4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lunnguummivoq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ickles one's stomach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ali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kin that a kayaker sits on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earth's water resources</text:p>
          </table:table-cell>
          <table:table-cell table:style-name="ce8" office:value-type="string" calcext:value-type="string">
            <text:p>nunarsuup ermi </text:p>
          </table:table-cell>
          <table:table-cell table:style-name="ce8" table:number-columns-repeated="6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iaqqaann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now that he's washed his face, one can see it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if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ter barre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ippoq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washes his/her fa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shcloth (for the face)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up aqquta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ter distribution system, water pip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up nuking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ydroelectric pow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u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having a bacchana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mu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g, beer stein </text:p>
          </table:table-cell>
          <table:table-cell table:style-name="ce8" office:value-type="string" calcext:value-type="string">
            <text:p>naasup ermusiusaa </text:p>
          </table:table-cell>
          <table:table-cell table:style-name="ce8" office:value-type="string" calcext:value-type="string">
            <text:p>calyx of a flower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a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eartwood (wood from the central part of a tree trunk)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ann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nged harpoon</text:p>
          </table:table-cell>
          <table:table-cell table:style-name="ce8" table:number-columns-repeated="3"/>
          <table:table-cell table:style-name="ce14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n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eq tammaralu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Prodigal S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erluni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doing right away, immediate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ers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oster s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ert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becomes the parent of a baby boy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aase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an under a seal-oil lamp for catching drippings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a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al oil drippings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aataa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yrup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ali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kin that a kayaker sits on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leaks, is leaky, is not waterproof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erluni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doing right away, doing immediately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ir waters</text:p>
          </table:table-cell>
          <table:table-cell table:style-name="ce8" office:value-type="string" calcext:value-type="string">
            <text:p>nunarsuup erngi </text:p>
          </table:table-cell>
          <table:table-cell table:style-name="ce8" office:value-type="string" calcext:value-type="string">
            <text:p>world water resources</text:p>
          </table:table-cell>
          <table:table-cell table:style-name="ce16" office:value-type="string" calcext:value-type="string">
            <text:p>imeq qasseersiut</text:p>
          </table:table-cell>
          <table:table-cell table:style-name="ce8" table:number-columns-repeated="4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iinnannguaq</text:p>
          </table:table-cell>
          <table:table-cell table:style-name="ce4" office:value-type="string" calcext:value-type="string">
            <text:p>oqaaseeraq</text:p>
          </table:table-cell>
          <table:table-cell table:style-name="ce7" office:value-type="string" calcext:value-type="string">
            <text:p>right away, immediately, at once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iinnaq</text:p>
          </table:table-cell>
          <table:table-cell table:style-name="ce4" office:value-type="string" calcext:value-type="string">
            <text:p>oqaaseeraq</text:p>
          </table:table-cell>
          <table:table-cell table:style-name="ce7" office:value-type="string" calcext:value-type="string">
            <text:p>soon, shortly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m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worried, is anxious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p aqquta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ter distribution system, water pipes</text:p>
          </table:table-cell>
          <table:table-cell table:style-name="ce8" table:number-columns-repeated="2"/>
          <table:table-cell table:style-name="ce14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p nuking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ydroelectric power</text:p>
          </table:table-cell>
          <table:table-cell table:style-name="ce8" table:number-columns-repeated="2"/>
          <table:table-cell table:style-name="ce14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p-nukissio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ydroelectric power plant</text:p>
          </table:table-cell>
          <table:table-cell table:style-name="ce8" table:number-columns-repeated="2"/>
          <table:table-cell table:style-name="ce14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having a bacchanal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g, beer stein </text:p>
          </table:table-cell>
          <table:table-cell table:style-name="ce8" office:value-type="string" calcext:value-type="string">
            <text:p>naasup erngusiusaa </text:p>
          </table:table-cell>
          <table:table-cell table:style-name="ce8" office:value-type="string" calcext:value-type="string">
            <text:p>calyx of a flower</text:p>
          </table:table-cell>
          <table:table-cell table:style-name="ce14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t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andson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gutaqq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eat-grandson</text:p>
          </table:table-cell>
          <table:table-cell table:style-name="ce8" table:number-columns-repeated="7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is/her s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interest, rate of retur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galu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miscarri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innannguaq</text:p>
          </table:table-cell>
          <table:table-cell table:style-name="ce4" office:value-type="string" calcext:value-type="string">
            <text:p>oqaaseeraq</text:p>
          </table:table-cell>
          <table:table-cell table:style-name="ce7" office:value-type="string" calcext:value-type="string">
            <text:p>very soon, in a moment, in a flas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innaq</text:p>
          </table:table-cell>
          <table:table-cell table:style-name="ce4" office:value-type="string" calcext:value-type="string">
            <text:p>oqaaseeraq</text:p>
          </table:table-cell>
          <table:table-cell table:style-name="ce8" office:value-type="string" calcext:value-type="string">
            <text:p>in a moment</text:p>
          </table:table-cell>
          <table:table-cell table:style-name="ce8" table:number-columns-repeated="2"/>
          <table:table-cell table:style-name="ce12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oqqi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on, in a little whi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or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multiply, increase in popul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s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aternity clinic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teps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su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not able to have childre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having labor pains, is having contraction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sussio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idwif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u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born, is delivere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vissatut killiliussaq</text:p>
          </table:table-cell>
          <table:table-cell table:style-name="ce4" office:value-type="string" calcext:value-type="string">
            <text:p>taggit</text:p>
          </table:table-cell>
          <table:table-cell table:style-name="ce12" office:value-type="string" calcext:value-type="string">
            <text:p>due date of pregnancy</text:p>
          </table:table-cell>
          <table:table-cell table:style-name="ce8" table:number-columns-repeated="2"/>
          <table:table-cell table:style-name="ce12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bears a chil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umanassutsimut uuttuu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nxiety scale </text:p>
          </table:table-cell>
          <table:table-cell table:style-name="ce8" table:number-columns-repeated="2"/>
          <table:table-cell table:style-name="ce12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um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worried, is anxiou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ut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ands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nutaqq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eat-grandson 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washes clo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shing clothes, doing the laund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sis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aundry room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siss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shing machine, was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siv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sh tub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s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shes clothes, does the laund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ass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dirty laund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clean clothes, clean laund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o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arge old fashioned cup without a hand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or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masum, third stomach of a rumina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rinses it, rinses it off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uiss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ishwasher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u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oes the dishes, washes the dishe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r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ishclot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Bell's palsy, paralysis of part of the fa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laps him/her in the face, gives him/her a slap in the fac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artaa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clapping, are applaud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l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rough, is scratch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nga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peaks the South Greenlandic dialec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hows his/her teeth, bares his/her teet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eek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q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sideburn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r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clear, is easy to se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1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riss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pats him/her on the cheek, strokes his/her cheek, carresses his/her cheek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roq</text:p>
          </table:table-cell>
          <table:table-cell table:style-name="ce4" office:value-type="string" calcext:value-type="string">
            <text:p>taggit</text:p>
          </table:table-cell>
          <table:table-cell table:style-name="ce12" office:value-type="string" calcext:value-type="string">
            <text:p>cardia, the cardiac section or heart of the stomach</text:p>
          </table:table-cell>
          <table:table-cell table:style-name="ce8" table:number-columns-repeated="2"/>
          <table:table-cell table:style-name="ce12" table:number-columns-repeated="3"/>
          <table:table-cell table:style-name="ce8" table:number-columns-repeated="2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runngu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the feeling that someone is talking about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ar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zz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ar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clear, the visibility is goo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aris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ood visibilit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arissu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(degree of) visibilit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arivinngit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oderate visibilit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clear, is easy to se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issaane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larifying </text:p>
          </table:table-cell>
          <table:table-cell table:style-name="ce8" table:number-columns-repeated="2"/>
          <table:table-cell table:style-name="ce12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issiv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is now easy to see, has just become visib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qqissuliorf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gives him/her clear information, gives him/her an unambiguous repor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rnerl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indistinct, is hard to se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now sees it clearly, can now see it distinctl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becomes visible, is no longer obscur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rs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develops it (for ex., photographic film);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ersitsi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eport, account, estimation</text:p>
          </table:table-cell>
          <table:table-cell table:style-name="ce8" office:value-type="string" calcext:value-type="string">
            <text:p>isummamik ersersitsineq </text:p>
          </table:table-cell>
          <table:table-cell table:style-name="ce8" office:value-type="string" calcext:value-type="string">
            <text:p>clear expression of one's feelings about something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g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is afraid of him/her/it 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gunn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become obscure, is no longer visibl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n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frightening, is scary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nngila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an't be seen, can't be heard, is out of sight, is out of earsho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nngila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not afrai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o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afraid of something, is anxious about something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an be seen, can be heard, is visible, is audible</text:p>
          </table:table-cell>
          <table:table-cell table:style-name="ce8" office:value-type="string" calcext:value-type="string">
            <text:p>akimut ersippoq </text:p>
          </table:table-cell>
          <table:table-cell table:style-name="ce7" office:value-type="string" calcext:value-type="string">
            <text:p>is transparent</text:p>
          </table:table-cell>
          <table:table-cell table:style-name="ce8" table:number-columns-repeated="5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su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brave, is intrepid, is self-confident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t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war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ts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gets very scared, has a big scare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umme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a sudden scare, is suddenly afrai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ummisaar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ometimes fearful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owel</text:p>
          </table:table-cell>
          <table:table-cell table:style-name="ce8" table:number-columns-repeated="7"/>
          <table:table-cell table:style-name="ce19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roof, evidence, document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iv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frightened, is scared, is afraid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o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scrapes it (for ex., a caribou skin);</text:p>
          </table:table-cell>
          <table:table-cell table:style-name="ce8" table:number-columns-repeated="2"/>
          <table:table-cell table:style-name="ce14" table:number-columns-repeated="2"/>
          <table:table-cell table:style-name="ce8" table:number-columns-repeated="3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kki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puts it up on his/her should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lligaa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are playing hide-and-go-seek, are playing hide-and-seek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hides from him/h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p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carries it on his/her should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carries something on his/her should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suut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yoke, stick for carrying things over the shoulder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ullu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s a rash, has a skin irritation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skim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skimo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ss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ce (playing card)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tnografip oqaluttuassartaa</text:p>
          </table:table-cell>
          <table:table-cell table:style-name="ce4" office:value-type="string" calcext:value-type="string">
            <text:p>taggit</text:p>
          </table:table-cell>
          <table:table-cell table:style-name="ce13" office:value-type="string" calcext:value-type="string">
            <text:p>Etnographic history / The study of humanity</text:p>
          </table:table-cell>
          <table:table-cell table:style-name="ce14"/>
          <table:table-cell table:style-name="ce8"/>
          <table:table-cell table:style-name="ce12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uropamiu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European</text:p>
          </table:table-cell>
          <table:table-cell table:style-name="ce15" table:number-columns-repeated="2"/>
          <table:table-cell table:style-name="ce12"/>
          <table:table-cell table:style-name="ce8" table:number-columns-repeated="4"/>
          <table:table-cell table:style-name="ce15" table:number-columns-repeated="3"/>
          <table:table-cell table:style-name="ce8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igit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garbage, tras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umiitsuliortut kattuffii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rtists unions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rinaq juullerpala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ristmas song, Christmas carol</text:p>
          </table:table-cell>
          <table:table-cell table:style-name="ce8" table:number-columns-repeated="2"/>
          <table:table-cell table:style-name="ce14"/>
          <table:table-cell table:style-name="ce8" table:number-columns-repeated="4"/>
          <table:table-cell table:style-name="ce7"/>
          <table:table-cell table:style-name="ce15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inuiannik ilisimatusarnerup oqaluttuassartaa</text:p>
          </table:table-cell>
          <table:table-cell table:style-name="ce4" office:value-type="string" calcext:value-type="string">
            <text:p>taggit</text:p>
          </table:table-cell>
          <table:table-cell table:style-name="ce13" office:value-type="string" calcext:value-type="string">
            <text:p>Etnographic history / The study of humanity</text:p>
          </table:table-cell>
          <table:table-cell table:style-name="ce14"/>
          <table:table-cell table:style-name="ce8"/>
          <table:table-cell table:style-name="ce12" table:number-columns-repeated="2"/>
          <table:table-cell table:style-name="ce8" table:number-columns-repeated="3"/>
          <table:table-cell table:style-name="ce7"/>
          <table:table-cell table:style-name="ce20"/>
          <table:table-cell table:style-name="ce8" table:number-columns-repeated="2"/>
          <table:table-cell table:style-name="ce15"/>
          <table:table-cell table:style-name="ce8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eqqagass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garbage, trash</text:p>
          </table:table-cell>
          <table:table-cell table:style-name="ce8" table:number-columns-repeated="7"/>
          <table:table-cell table:style-name="ce7"/>
          <table:table-cell table:style-name="ce15"/>
          <table:table-cell table:style-name="ce8" table:number-columns-repeated="2"/>
          <table:table-cell table:style-name="ce20"/>
          <table:table-cell table:style-name="ce8" table:number-columns-repeated="11"/>
          <table:table-cell table:number-columns-repeated="998"/>
        </table:table-row>
        <table:table-row table:style-name="ro1" table:number-rows-repeated="40">
          <table:table-cell table:style-name="ce2"/>
          <table:table-cell table:style-name="ce4"/>
          <table:table-cell table:style-name="ce8" table:number-columns-repeated="24"/>
          <table:table-cell table:number-columns-repeated="998"/>
        </table:table-row>
        <table:table-row table:style-name="ro1" table:number-rows-repeated="518">
          <table:table-cell table:style-name="ce2"/>
          <table:table-cell table:style-name="ce5"/>
          <table:table-cell table:style-name="ce8" table:number-columns-repeated="24"/>
          <table:table-cell table:number-columns-repeated="998"/>
        </table:table-row>
        <table:table-row table:style-name="ro1" table:number-rows-repeated="10475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fill-character> </loext:fill-character>
      <number:text>- </number:text>
    </number:number-style>
    <number:text-style style:name="N10125" number:language="da" number:country="DK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-00-0000</text:date>, <text:time style:data-style-name="N2" text:time-value="16:27:48.235552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6-22T15:59:03</meta:creation-date>
    <dc:date>2020-05-06T16:52:47.795525076</dc:date>
    <meta:generator>LibreOffice/5.0.4.2$MacOSX_X86_64 LibreOffice_project/2b9802c1994aa0b7dc6079e128979269cf95bc78</meta:generator>
    <meta:editing-duration>PT9M49S</meta:editing-duration>
    <meta:editing-cycles>1</meta:editing-cycles>
    <meta:document-statistic meta:table-count="1" meta:cell-count="1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